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12-01:</text:span></text:p>
      <text:p text:style-name="P1"><text:span text:style-name="T1">ROLL NO:241801278</text:span></text:p>
      <text:p text:style-name="P1"><text:span text:style-name="T1">NAME:Sudiksha S</text:span></text:p>
      <text:p text:style-name="P1"><text:span text:style-name="T1">Q1)A binary number is a combination of 1s and 0s. Its nth least significant digit is the nth digit</text:span></text:p>
      <text:p text:style-name="P1"><text:span text:style-name="T1">starting from the right starting with 1. Given a decimal number, convert it to binary and</text:span></text:p>
      <text:p text:style-name="P1"><text:span text:style-name="T1">determine the value of the the 4th least significant digit.</text:span></text:p>
      <text:p text:style-name="P1"><text:span text:style-name="T1">Example</text:span></text:p>
      <text:p text:style-name="P1"><text:span text:style-name="T1">number = 23</text:span></text:p>
      <text:p text:style-name="P1"><text:span text:style-name="T2">•</text:span><text:span text:style-name="T3"><text:s/>Convert the decimal number 23 to binary number: 2310 = 24 + 22 + 21 + 20 =</text:span></text:p>
      <text:p text:style-name="P1"><text:span text:style-name="T4">(10111)2.</text:span></text:p>
      <text:p text:style-name="P1"><text:span text:style-name="T5">•</text:span><text:span text:style-name="T6"><text:s/>The value of the 4th index from the right in the binary representation is 0.</text:span></text:p>
      <text:p text:style-name="P1"><text:span text:style-name="T7">Function Description</text:span></text:p>
      <text:p text:style-name="P1"><text:span text:style-name="T7">Complete the function fourthBit in the editor below.</text:span></text:p>
      <text:p text:style-name="P1"><text:span text:style-name="T7">fourthBit has the following parameter(s):</text:span></text:p>
      <text:p text:style-name="P1"><text:span text:style-name="T7">int number: a decimal integer</text:span></text:p>
      <text:p text:style-name="P1"><text:span text:style-name="T7">Returns:</text:span></text:p>
      <text:p text:style-name="P1"><text:span text:style-name="T7">int: an integer 0 or 1 matching the 4th least significant digit in the binary</text:span></text:p>
      <text:p text:style-name="P1"><text:span text:style-name="T7">representation of number.</text:span></text:p>
      <text:p text:style-name="P1"><text:span text:style-name="T7">Constraints</text:span></text:p>
      <text:p text:style-name="P1"><text:span text:style-name="T7">0<text:s/></text:span><text:span text:style-name="T8">≤</text:span><text:span text:style-name="T9"><text:s/>number &lt; 231</text:span></text:p>
      <text:p text:style-name="P1"><text:span text:style-name="T10">Input Format for Custom Testing</text:span></text:p>
      <text:p text:style-name="P1"><text:span text:style-name="T10">Input from stdin will be processed as follows and passed to the function.</text:span></text:p>
      <text:p text:style-name="P1"><text:span text:style-name="T10">The only line contains an integer, number.</text:span></text:p>
      <text:p text:style-name="P1"><text:span text:style-name="T10">Sample Input</text:span></text:p>
      <text:p text:style-name="P1"><text:span text:style-name="T10">STDIN Function</text:span></text:p>
      <text:p text:style-name="P1"><text:span text:style-name="T10">----- --------</text:span></text:p>
      <text:p text:style-name="P1"><text:span text:style-name="T10">32<text:s/></text:span><text:span text:style-name="T11">→</text:span><text:span text:style-name="T12"><text:s/>number = 32</text:span></text:p>
      <text:p text:style-name="P1"><text:span text:style-name="T13">Sample Output</text:span></text:p>
      <text:p text:style-name="P1"><text:span text:style-name="T13">0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4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4"/></text:p>
      <text:p text:style-name="P2"><text:span text:style-name="T15">Q2)Determine the factors of a number (i.e., all positive integer values that evenly divide into</text:span></text:p>
      <text:p text:style-name="P2"><text:span text:style-name="T15">a number) and then return the pth element of the list, sorted ascending. If there is no pth</text:span></text:p>
      <text:p text:style-name="P2"><text:span text:style-name="T15">element, return 0.</text:span></text:p>
      <text:p text:style-name="P2"><text:span text:style-name="T15">Example</text:span></text:p>
      <text:p text:style-name="P2"><text:span text:style-name="T15">n = 20</text:span></text:p>
      <text:p text:style-name="P2"><text:span text:style-name="T15">p = 3</text:span></text:p>
      <text:p text:style-name="P2"><text:span text:style-name="T15">The factors of 20 in ascending order are {1, 2, 4, 5, 10, 20}. Using 1-based indexing, if p =</text:span></text:p>
      <text:p text:style-name="P2"><text:span text:style-name="T15">3, then 4 is returned. If p &gt; 6, 0 would be returned.</text:span></text:p>
      <text:p text:style-name="P2"><text:span text:style-name="T15">Function Description</text:span></text:p>
      <text:p text:style-name="P2"><text:span text:style-name="T15">Complete the function pthFactor in the editor below.</text:span></text:p>
      <text:p text:style-name="P2"><text:span text:style-name="T15">pthFactor has the following parameter(s):</text:span></text:p>
      <text:p text:style-name="P2"><text:span text:style-name="T15">int n: the integer whose factors are to be found</text:span></text:p>
      <text:p text:style-name="P2"><text:span text:style-name="T15">int p: the index of the factor to be returned</text:span></text:p>
      <text:p text:style-name="P2"><text:span text:style-name="T15">Returns:</text:span></text:p>
      <text:p text:style-name="P2"><text:span text:style-name="T15">int: the long integer value of the pth integer factor of n or, if there is no factor at that</text:span></text:p>
      <text:p text:style-name="P2"><text:span text:style-name="T15">index, then 0 is returned</text:span></text:p>
      <text:p text:style-name="P2"><text:span text:style-name="T15">Constraints</text:span></text:p>
      <text:p text:style-name="P2"><text:span text:style-name="T15">1<text:s/></text:span><text:span text:style-name="T16">≤</text:span><text:span text:style-name="T17"><text:s/>n<text:s/></text:span><text:span text:style-name="T18">≤</text:span><text:span text:style-name="T19"><text:s/>1015</text:span></text:p>
      <text:p text:style-name="P2"><text:span text:style-name="T20">1<text:s/></text:span><text:span text:style-name="T21">≤</text:span><text:span text:style-name="T22"><text:s/>p<text:s/></text:span><text:span text:style-name="T23">≤</text:span><text:span text:style-name="T24"><text:s/>109</text:span></text:p>
      <text:p text:style-name="P2"><text:span text:style-name="T25">Input Format for Custom Testing</text:span></text:p>
      <text:p text:style-name="P2"><text:span text:style-name="T25">Input from stdin will be processed as follows and passed to the function.</text:span></text:p>
      <text:p text:style-name="P2"><text:span text:style-name="T25">The first line contains an integer n, the number to factor.</text:span></text:p>
      <text:p text:style-name="P2"><text:span text:style-name="T25">The second line contains an integer p, the 1-based index of the factor to return.</text:span></text:p>
      <text:p text:style-name="P2"><text:span text:style-name="T25">Sample Input</text:span></text:p>
      <text:p text:style-name="P2"><text:span text:style-name="T25">STDIN Function</text:span></text:p>
      <text:p text:style-name="P2"><text:span text:style-name="T25">----- --------</text:span></text:p>
      <text:p text:style-name="P2"><text:span text:style-name="T25">10<text:s/></text:span><text:span text:style-name="T26">→</text:span><text:span text:style-name="T27"><text:s/>n = 10</text:span></text:p>
      <text:p text:style-name="P2"><text:span text:style-name="T28">3<text:s/></text:span><text:span text:style-name="T29">→</text:span><text:span text:style-name="T30"><text:s/>p = 3</text:span></text:p>
      <text:p text:style-name="P2"><text:span text:style-name="T31">Sample</text:span><text:span text:style-name="T32"><text:s/></text:span><text:span text:style-name="T33">Output</text:span></text:p>
      <text:p text:style-name="P2"><text:span text:style-name="T33">5</text:span></text:p>
      <text:p text:style-name="P2"><text:span text:style-name="T33">Explanation</text:span></text:p>
      <text:p text:style-name="P2"><text:span text:style-name="T33">Factoring</text:span><text:span text:style-name="T34"><text:s/></text:span><text:span text:style-name="T35">n</text:span><text:span text:style-name="T36"><text:s/>=<text:s/></text:span><text:span text:style-name="T37">10</text:span><text:span text:style-name="T38"><text:s/></text:span><text:span text:style-name="T39">results</text:span><text:span text:style-name="T40"><text:s/></text:span><text:span text:style-name="T41">in</text:span><text:span text:style-name="T42"><text:s/>{</text:span><text:span text:style-name="T43">1</text:span><text:span text:style-name="T44">,<text:s/></text:span><text:span text:style-name="T45">2</text:span><text:span text:style-name="T46">,<text:s/></text:span><text:span text:style-name="T47">5</text:span><text:span text:style-name="T48">,<text:s/></text:span><text:span text:style-name="T49">10</text:span><text:span text:style-name="T50">}.<text:s/></text:span><text:span text:style-name="T51">Return</text:span><text:span text:style-name="T52"><text:s/></text:span><text:span text:style-name="T53">the</text:span><text:span text:style-name="T54"><text:s/></text:span><text:span text:style-name="T55">p</text:span><text:span text:style-name="T56"><text:s/>=<text:s/></text:span><text:span text:style-name="T57">3rd</text:span><text:span text:style-name="T58"><text:s/></text:span><text:span text:style-name="T59">factor</text:span><text:span text:style-name="T60">,<text:s/></text:span><text:span text:style-name="T61">5</text:span><text:span text:style-name="T62">,<text:s/></text:span><text:span text:style-name="T63">as</text:span><text:span text:style-name="T64"><text:s/></text:span><text:span text:style-name="T65">the</text:span><text:span text:style-name="T66"><text:s/></text:span><text:span text:style-name="T67">answer</text:span><text:span text:style-name="T68">.</text:span></text:p>
      <text:p text:style-name="P2"><text:span text:style-name="T69">ROLL NO</text:span><text:span text:style-name="T70">:241801278</text:span></text:p>
      <text:p text:style-name="P2"><text:span text:style-name="T71">NAME:Sudiksha S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72"/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72"/></text:p>
      <text:p text:style-name="P2"><text:span text:style-name="T72">Q3)You are a bank account hacker. Initially you have 1 rupee in your account, and you want</text:span></text:p>
      <text:p text:style-name="P2"><text:span text:style-name="T72">exactly N rupees in your account. You wrote two hacks, first hack can multiply the amount</text:span></text:p>
      <text:p text:style-name="P2"><text:span text:style-name="T72">of money you own by 10, while the second can multiply it by 20. These hacks can be used</text:span></text:p>
      <text:p text:style-name="P2"><text:span text:style-name="T72">any number of time. Can you achieve the desired amount N using these hacks.</text:span></text:p>
      <text:p text:style-name="P2"><text:span text:style-name="T72">Constraints:</text:span></text:p>
      <text:p text:style-name="P2"><text:span text:style-name="T72">1&lt;=T&lt;=100</text:span></text:p>
      <text:p text:style-name="P2"><text:span text:style-name="T72">1&lt;=N&lt;=10^12</text:span></text:p>
      <text:p text:style-name="P2"><text:span text:style-name="T72">Input</text:span></text:p>
      <text:p text:style-name="P2"><text:span text:style-name="T73">• The test case contains a single integer N.</text:span></text:p>
      <text:p text:style-name="P2"><text:span text:style-name="T73">Output</text:span></text:p>
      <text:p text:style-name="P2"><text:span text:style-name="T73">For each test case, print a single line containing the string "1" if you can make exactly N</text:span></text:p>
      <text:p text:style-name="P2"><text:span text:style-name="T73">rupees or "0" otherwise.</text:span></text:p>
      <text:p text:style-name="P2"><text:span text:style-name="T73">SAMPLE INPUT</text:span></text:p>
      <text:p text:style-name="P2"><text:span text:style-name="T73">1</text:span></text:p>
      <text:p text:style-name="P2"><text:span text:style-name="T73">SAMPLE OUTPUT</text:span></text:p>
      <text:p text:style-name="P2"><text:span text:style-name="T73">1</text:span></text:p>
      <text:p text:style-name="P2"><text:span text:style-name="T73">SAMPLE INPUT</text:span></text:p>
      <text:p text:style-name="P2"><text:span text:style-name="T73">2</text:span></text:p>
      <text:p text:style-name="P2"><text:span text:style-name="T73">SAMPLE OUTPUT</text:span></text:p>
      <text:p text:style-name="P2"><text:span text:style-name="T73">0</text:span></text:p>
      <text:p text:style-name="P2"><text:span text:style-name="T74">ROLL NO:241801278</text:span></text:p>
      <text:p text:style-name="P2"><text:span text:style-name="T74">NAME:Sudiksha S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74"/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75"/></text:p>
      <text:p text:style-name="P2"><draw:frame text:anchor-type="as-char" svg:width="152.40mm" svg:height="85.73mm" style:rel-width="scale" style:rel-height="scale"><draw:object-ole xlink:href="OleObj7"/><draw:image xlink:href="ObjectReplacements/OleObj7"/></draw:frame><text:span text:style-name="T75"/></text:p>
      <text:p text:style-name="P2"><text:span text:style-name="T75">Q4)Find the number of ways that a given integer, X, can be expressed as the sum of the Nth</text:span></text:p>
      <text:p text:style-name="P2"><text:span text:style-name="T75">powers of unique, natural numbers.</text:span></text:p>
      <text:p text:style-name="P2"><text:span text:style-name="T75">For example, if X = 13 and N = 2, we have to find all combinations of unique squares adding</text:span></text:p>
      <text:p text:style-name="P2"><text:span text:style-name="T75">up to 13. The only solution is 22 + 32.</text:span></text:p>
      <text:p text:style-name="P2"><text:span text:style-name="T75">Function Description</text:span></text:p>
      <text:p text:style-name="P2"><text:span text:style-name="T75">Complete the powerSum function in the editor below. It should return an integer</text:span></text:p>
      <text:p text:style-name="P2"><text:span text:style-name="T75">that represents the number of possible combinations.</text:span></text:p>
      <text:p text:style-name="P2"><text:span text:style-name="T75">powerSum has the following parameter(s):</text:span></text:p>
      <text:p text:style-name="P2"><text:span text:style-name="T75">X: the integer to sum to</text:span></text:p>
      <text:p text:style-name="P2"><text:span text:style-name="T75">N: the integer power to raise numbers to</text:span></text:p>
      <text:p text:style-name="P2"><text:span text:style-name="T75">Input Format</text:span></text:p>
      <text:p text:style-name="P2"><text:span text:style-name="T75">The first line contains an integer X.</text:span></text:p>
      <text:p text:style-name="P2"><text:span text:style-name="T75">The second line contains an integer N.</text:span></text:p>
      <text:p text:style-name="P2"><text:span text:style-name="T75">Constraints</text:span></text:p>
      <text:p text:style-name="P2"><text:span text:style-name="T75">1<text:s/></text:span><text:span text:style-name="T76">≤ X ≤ 1000</text:span></text:p>
      <text:p text:style-name="P2"><text:span text:style-name="T76">2 ≤ N ≤ 10</text:span></text:p>
      <text:p text:style-name="P2"><text:span text:style-name="T77">Output Format</text:span></text:p>
      <text:p text:style-name="P2"><text:span text:style-name="T77">Output a single integer, the number of possible combinations calculated.</text:span></text:p>
      <text:p text:style-name="P2"><text:span text:style-name="T77">Sample Input</text:span></text:p>
      <text:p text:style-name="P2"><text:span text:style-name="T77">10</text:span></text:p>
      <text:p text:style-name="P2"><text:span text:style-name="T77">2</text:span></text:p>
      <text:p text:style-name="P2"><text:span text:style-name="T77">Sample Output</text:span></text:p>
      <text:p text:style-name="P2"><text:span text:style-name="T77">1</text:span></text:p>
      <text:p text:style-name="P2"><text:span text:style-name="T77">ROLL NO:241801278</text:span></text:p>
      <text:p text:style-name="P2"><text:span text:style-name="T77">NAME:Sudiksha S</text:span></text:p>
      <text:p text:style-name="P2"><draw:frame text:anchor-type="as-char" svg:width="152.40mm" svg:height="85.73mm" style:rel-width="scale" style:rel-height="scale"><draw:object-ole xlink:href="OleObj8"/><draw:image xlink:href="ObjectReplacements/OleObj8"/></draw:frame><text:span text:style-name="T77"/></text:p>
      <text:p text:style-name="P2"><draw:frame text:anchor-type="as-char" svg:width="152.40mm" svg:height="85.73mm" style:rel-width="scale" style:rel-height="scale"><draw:object-ole xlink:href="OleObj9"/><draw:image xlink:href="ObjectReplacements/OleObj9"/></draw:frame><text:span text:style-name="T77"/></text:p>
      <text:p text:style-name="P2"><text:span text:style-name="T77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3"><text:span text:style-name="T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